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16pt" fo:font-weight="bold"/>
    </style:style>
    <style:style style:name="P2" style:family="paragraph" style:parent-style-name="Header">
      <style:text-properties style:font-name="Courier New" fo:font-size="16pt"/>
    </style:style>
    <style:style style:name="P3" style:family="paragraph" style:parent-style-name="Standard">
      <style:paragraph-properties fo:line-height="0.1299in"/>
      <style:text-properties style:font-name="Courier New" fo:font-size="6pt"/>
    </style:style>
    <style:style style:name="P4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4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ourier New" fo:font-size="16pt"/>
    </style:style>
    <style:style style:name="MP2" style:family="paragraph" style:parent-style-name="Footer">
      <style:text-properties style:font-name="Courier New" fo:font-size="16pt" fo:font-weight="bold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0.7874in" svg:height="0.7874in" draw:z-index="2"><draw:image xlink:href="Pictures/10000001000000980000009ACDD1298BB4D223D9.png" xlink:type="simple" xlink:show="embed" xlink:actuate="onLoad" draw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0:18:40.142000000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7.6.2.1$Windows_X86_64 LibreOffice_project/56f7684011345957bbf33a7ee678afaf4d2ba333</meta:generator>
  </office:meta>
</office:document-meta>
</file>